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8551" officeooo:paragraph-rsid="00178551"/>
    </style:style>
    <style:style style:name="P2" style:family="paragraph" style:parent-style-name="Standard">
      <style:text-properties officeooo:rsid="00184754" officeooo:paragraph-rsid="0018475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annimon.com/article/1861" text:style-name="Internet_20_link" text:visited-style-name="Visited_20_Internet_20_Link">https://annimon.com/article/1861</text:a></text:p>
      <text:p text:style-name="P2">https://github.com/annimon-tutorials/Java-Concurrency-Basics</text:p>
      <text:p text:style-name="P1">В этой статье я затрону большую и сложную тему многопоточности в Java. Разумеется, обо всём в одной статье я не смогу рассказать, поэтому затрону лишь самые основные темы.</text:p>
      <text:p text:style-name="P1">Содержание</text:p>
      <text:p text:style-name="P1">- Преимущества многопоточности</text:p>
      <text:p text:style-name="P1">- Создание потоков</text:p>
      <text:p text:style-name="P1">- Прерывание потоков</text:p>
      <text:p text:style-name="P1">- Проблема доступа к общим ресурсам</text:p>
      <text:p text:style-name="P1">- Синхронизация. Пример проектирования многопоточного приложения</text:p>
      <text:p text:style-name="P1"><text:s text:c="5"/>- Вариант 1. Без многопоточности</text:p>
      <text:p text:style-name="P1"><text:s text:c="5"/>- Вариант 2. Один файл - один поток</text:p>
      <text:p text:style-name="P1"><text:s text:c="5"/>- Вариант 3. Использование синхронизированного списка</text:p>
      <text:p text:style-name="P1"><text:s text:c="5"/>- Вариант 4. Ограничение количества потоков</text:p>
      <text:p text:style-name="P1"><text:s text:c="5"/>- Вариант 5. java.util.concurrent</text:p>
      <text:p text:style-name="P1">- Выводы</text:p>
      <text:p text:style-name="P1">Существуют понятия процесс и поток. Процессу выделяется память, какие-то ресурсы, а также он содержит по крайней мере один поток. У потока же есть набор инструкций для выполнения кода.</text:p>
      <text:p text:style-name="P1">Поскольку у одного процесса может быть несколько потоков, а ресурсы у процесса одни, то все эти потоки будут работать с этими одними ресурсами, причём почти одновременно. Здесь и кроется вся сложность создания многопоточных приложений.</text:p>
      <text:p text:style-name="P1"/>
      <text:p text:style-name="P1"/>
      <text:p text:style-name="P1">Преимущества многопоточности</text:p>
      <text:p text:style-name="P1">Не смотря на множество проблем, многопоточность очень полезна в пользовательских интерфейсах. Пока один поток занимается обработкой данных, второй преспокойно отрисовывает графику. В результате мы видим на экране плавную анимацию и можем взаимодействовать с элементами интерфейса, не опасаясь, что всё зависнет.</text:p>
      <text:p text:style-name="P1"/>
      <text:p text:style-name="P1">Также многопоточность позволяет улучшить скорость обработки данных: пока один поток подготавливает данные, например, выкачивая их из интернета мелкими порциями, второй и третий потоки могут их обрабатывать, а четвёртый записывать результат на диск.</text:p>
      <text:p text:style-name="P1"/>
      <text:p text:style-name="P1">Если же у нас многоядерный процессор, то потоки позволят существенно улучшить производительность, переложив работу на другие ядра.</text:p>
      <text:p text:style-name="P1"/>
      <text:p text:style-name="P1"/>
      <text:p text:style-name="P1">Что ж, достаточно теории, перейдём к практике.</text:p>
      <text:p text:style-name="P1"/>
      <text:p text:style-name="P1"/>
      <text:p text:style-name="P1">Создание потоков</text:p>
      <text:p text:style-name="P1">В Java для работы с потоками служит класс Thread. Есть два способа создания нового потока, но их можно записать куда большим числом способов.</text:p>
      <text:p text:style-name="P1"/>
      <text:p text:style-name="P1">Первый вариант, это расширение класса Thread.</text:p>
      <text:p text:style-name="P1">[копировать] [скачать]</text:p>
      <text:p text:style-name="P1"/>
      <text:p text:style-name="P1"><text:s text:c="4"/>public class CustomThread extends Thread {</text:p>
      <text:p text:style-name="P1"><text:s text:c="5"/></text:p>
      <text:p text:style-name="P1"><text:s text:c="8"/>@Override</text:p>
      <text:p text:style-name="P1"><text:s text:c="8"/>public void run() {</text:p>
      <text:p text:style-name="P1"><text:soft-page-break/><text:s text:c="12"/>System.out.println("class CustomThread extends Thread { }");</text:p>
      <text:p text:style-name="P1"><text:s text:c="12"/>try {</text:p>
      <text:p text:style-name="P1"><text:s text:c="16"/>sleep(100); // пауза в 100 мс</text:p>
      <text:p text:style-name="P1"><text:s text:c="12"/>} catch (InterruptedException ex) {</text:p>
      <text:p text:style-name="P1"><text:s text:c="16"/>Thread.currentThread().interrupt();</text:p>
      <text:p text:style-name="P1"><text:s text:c="12"/>}</text:p>
      <text:p text:style-name="P1"><text:s text:c="12"/>System.out.println(1);</text:p>
      <text:p text:style-name="P1"><text:s text:c="8"/>}</text:p>
      <text:p text:style-name="P1"><text:s text:c="4"/>}</text:p>
      <text:p text:style-name="P1"><text:s text:c="5"/></text:p>
      <text:p text:style-name="P1"><text:s text:c="4"/>// ...</text:p>
      <text:p text:style-name="P1"><text:s text:c="4"/>CustomThread thread1 = new CustomThread();</text:p>
      <text:p text:style-name="P1"><text:s text:c="4"/>thread1.start();</text:p>
      <text:p text:style-name="P1"/>
      <text:p text:style-name="P1"/>
      <text:p text:style-name="P1">Второй - создание класса, реализующего интерфейс Runnable и передачу его экземпляра в конструктор класса Thread.</text:p>
      <text:p text:style-name="P1">[копировать] [скачать]</text:p>
      <text:p text:style-name="P1"/>
      <text:p text:style-name="P1"><text:s text:c="4"/>public class CustomRunnable implements Runnable {</text:p>
      <text:p text:style-name="P1"><text:s text:c="5"/></text:p>
      <text:p text:style-name="P1"><text:s text:c="8"/>@Override</text:p>
      <text:p text:style-name="P1"><text:s text:c="8"/>public void run() {</text:p>
      <text:p text:style-name="P1"><text:s text:c="12"/>System.out.println("class CustomRunnable implements Runnable { }");</text:p>
      <text:p text:style-name="P1"><text:s text:c="12"/>try {</text:p>
      <text:p text:style-name="P1"><text:s text:c="16"/>Thread.sleep(100);</text:p>
      <text:p text:style-name="P1"><text:s text:c="12"/>} catch (InterruptedException ex) {</text:p>
      <text:p text:style-name="P1"><text:s text:c="16"/>Thread.currentThread().interrupt();</text:p>
      <text:p text:style-name="P1"><text:s text:c="12"/>}</text:p>
      <text:p text:style-name="P1"><text:s text:c="12"/>System.out.println(2);</text:p>
      <text:p text:style-name="P1"><text:s text:c="8"/>}</text:p>
      <text:p text:style-name="P1"><text:s text:c="4"/>}</text:p>
      <text:p text:style-name="P1"><text:s text:c="5"/></text:p>
      <text:p text:style-name="P1"><text:s text:c="4"/>// ...</text:p>
      <text:p text:style-name="P1"><text:s text:c="4"/>Thread thread2 = new Thread(new CustomRunnable());</text:p>
      <text:p text:style-name="P1"><text:s text:c="4"/>thread2.start();</text:p>
      <text:p text:style-name="P1"/>
      <text:p text:style-name="P1"/>
      <text:p text:style-name="P1">Как видно, во втором случае приходится чуть больше писать, но на самом деле преимущество всё-таки у этого способа, потому что мы можем и расширить класс, и реализовать интерфейс Runnable (например, class CustomRunnable extends JPanel implements Runnable). Первый же способ удобен в том случае, если надо переопределить или добавить новые методы в класс Thread.</text:p>
      <text:p text:style-name="P1"/>
      <text:p text:style-name="P1">Если новый класс для потока создавать накладно, то можно сделать всё в анонимном классе.</text:p>
      <text:p text:style-name="P1">[копировать] [скачать]</text:p>
      <text:p text:style-name="P1"/>
      <text:p text:style-name="P1"><text:s text:c="4"/>Thread thread3 = new Thread() {</text:p>
      <text:p text:style-name="P1"><text:s text:c="8"/>@Override</text:p>
      <text:p text:style-name="P1"><text:s text:c="8"/>public void run() {</text:p>
      <text:p text:style-name="P1"><text:s text:c="12"/>System.out.println("new Thread() { }");</text:p>
      <text:p text:style-name="P1"><text:s text:c="12"/>try {</text:p>
      <text:p text:style-name="P1"><text:soft-page-break/><text:s text:c="16"/>sleep(100);</text:p>
      <text:p text:style-name="P1"><text:s text:c="12"/>} catch (InterruptedException ex) {</text:p>
      <text:p text:style-name="P1"><text:s text:c="16"/>Thread.currentThread().interrupt();</text:p>
      <text:p text:style-name="P1"><text:s text:c="12"/>}</text:p>
      <text:p text:style-name="P1"><text:s text:c="12"/>System.out.println(3);</text:p>
      <text:p text:style-name="P1"><text:s text:c="8"/>}</text:p>
      <text:p text:style-name="P1"><text:s text:c="4"/>};</text:p>
      <text:p text:style-name="P1"><text:s text:c="4"/>thread3.start();</text:p>
      <text:p text:style-name="P1"/>
      <text:p text:style-name="P1"/>
      <text:p text:style-name="P1">Точно так же и для Runnable</text:p>
      <text:p text:style-name="P1">[копировать] [скачать]</text:p>
      <text:p text:style-name="P1"/>
      <text:p text:style-name="P1"><text:s text:c="4"/>Thread thread4 = new Thread(new Runnable() {</text:p>
      <text:p text:style-name="P1"><text:s text:c="8"/>@Override</text:p>
      <text:p text:style-name="P1"><text:s text:c="8"/>public void run() {</text:p>
      <text:p text:style-name="P1"><text:s text:c="12"/>System.out.println("new Thread(new Runnable() { })");</text:p>
      <text:p text:style-name="P1"><text:s text:c="12"/>try {</text:p>
      <text:p text:style-name="P1"><text:s text:c="16"/>Thread.sleep(100);</text:p>
      <text:p text:style-name="P1"><text:s text:c="12"/>} catch (InterruptedException ex) {</text:p>
      <text:p text:style-name="P1"><text:s text:c="16"/>Thread.currentThread().interrupt();</text:p>
      <text:p text:style-name="P1"><text:s text:c="12"/>}</text:p>
      <text:p text:style-name="P1"><text:s text:c="12"/>System.out.println(4);</text:p>
      <text:p text:style-name="P1"><text:s text:c="8"/>}</text:p>
      <text:p text:style-name="P1"><text:s text:c="4"/>});</text:p>
      <text:p text:style-name="P1"><text:s text:c="4"/>thread4.start();</text:p>
      <text:p text:style-name="P1"/>
      <text:p text:style-name="P1"/>
      <text:p text:style-name="P1">Эти два способа хорошо подходят для случаев, когда кода в методе run очень мало.</text:p>
      <text:p text:style-name="P1"/>
      <text:p text:style-name="P1">В Java 8 появились лямбда-выражения, а вместе с ними и ещё более короткие способы создания потока:</text:p>
      <text:p text:style-name="P1">[копировать] [скачать]</text:p>
      <text:p text:style-name="P1"/>
      <text:p text:style-name="P1"><text:s text:c="4"/>Thread thread5 = new Thread(() -&gt; {</text:p>
      <text:p text:style-name="P1"><text:s text:c="8"/>System.out.println("new Thread(() -&gt; { })");</text:p>
      <text:p text:style-name="P1"><text:s text:c="8"/>try {</text:p>
      <text:p text:style-name="P1"><text:s text:c="12"/>Thread.sleep(100);</text:p>
      <text:p text:style-name="P1"><text:s text:c="8"/>} catch (InterruptedException ex) {</text:p>
      <text:p text:style-name="P1"><text:s text:c="12"/>Thread.currentThread().interrupt();</text:p>
      <text:p text:style-name="P1"><text:s text:c="8"/>}</text:p>
      <text:p text:style-name="P1"><text:s text:c="8"/>System.out.println(5);</text:p>
      <text:p text:style-name="P1"><text:s text:c="4"/>});</text:p>
      <text:p text:style-name="P1"><text:s text:c="4"/>thread5.start();</text:p>
      <text:p text:style-name="P1"/>
      <text:p text:style-name="P1"/>
      <text:p text:style-name="P1">Или можно воспользоваться ссылкой на метод. Пожалуй, это самый компактный способ.</text:p>
      <text:p text:style-name="P1">[копировать] [скачать]</text:p>
      <text:p text:style-name="P1"/>
      <text:p text:style-name="P1"><text:s text:c="4"/>Thread thread6 = new Thread(Main::threadMethod);</text:p>
      <text:p text:style-name="P1"><text:s text:c="4"/>thread6.start();</text:p>
      <text:p text:style-name="P1"><text:s text:c="5"/></text:p>
      <text:p text:style-name="P1"><text:soft-page-break/><text:s text:c="4"/>// ...</text:p>
      <text:p text:style-name="P1"><text:s text:c="4"/>private static void threadMethod() {</text:p>
      <text:p text:style-name="P1"><text:s text:c="8"/>System.out.println("new Thread(Main::threadMethod)");</text:p>
      <text:p text:style-name="P1"><text:s text:c="8"/>try {</text:p>
      <text:p text:style-name="P1"><text:s text:c="12"/>Thread.sleep(100);</text:p>
      <text:p text:style-name="P1"><text:s text:c="8"/>} catch (InterruptedException ex) {</text:p>
      <text:p text:style-name="P1"><text:s text:c="12"/>Thread.currentThread().interrupt();</text:p>
      <text:p text:style-name="P1"><text:s text:c="8"/>}</text:p>
      <text:p text:style-name="P1"><text:s text:c="8"/>System.out.println(6);</text:p>
      <text:p text:style-name="P1"><text:s text:c="4"/>}</text:p>
      <text:p text:style-name="P1"/>
      <text:p text:style-name="P1"/>
      <text:p text:style-name="P1">Можно ещё побаловаться с Reflection API, но это уж как-нибудь сами.</text:p>
      <text:p text:style-name="P1"/>
      <text:p text:style-name="P1"/>
      <text:p text:style-name="P1">Прерывание потоков</text:p>
      <text:p text:style-name="P1">Да-да, именно прерывание, а не остановка или пауза. Потоки нельзя остановить стандартными средствами, потому что с этим связано множество проблем. Поэтому методы stop, suspend, pause и destroy в классе Thread помечены как deprecated. Так что остановку приходится делать самому.</text:p>
      <text:p text:style-name="P1"/>
      <text:p text:style-name="P1">Вообще, поток в Java работает до тех пор, пока выполняется код в его методе run. Если в run будет простая операция, скажем, вывод текста в консоль, то поток сразу же завершится после этой операции. Если же мы в потоке записываем данные в цикле в 100 файлов, то поток будет работать до тех пор, пока не выполнит свою задачу.</text:p>
      <text:p text:style-name="P1"/>
      <text:p text:style-name="P1">И, к слову, если поток работает в фоне и вы закрываете программу, то процесс этой программы всё равно останется висеть в фоне, пока не завершатся все потоки. Чтобы по окончанию программы гарантированно получить завершение потоков, нужно сделать из потока демона :webdemon:. Звучит забавно, но так и есть:</text:p>
      <text:p text:style-name="P1"/>
      <text:p text:style-name="P1"><text:s text:c="4"/>thread.setDaemon(true)</text:p>
      <text:p text:style-name="P1"/>
      <text:p text:style-name="P1"/>
      <text:p text:style-name="P1">Итак, у нас есть поток, который выполняет в цикле какую-то повторяющуюся операцию и нам нужно в некоторый момент времени его завершить. Самый очевидный способ, это завести логическую переменную и проверять её состояние. Чаще всего делают так:</text:p>
      <text:p text:style-name="P1">[копировать] [скачать]</text:p>
      <text:p text:style-name="P1"/>
      <text:p text:style-name="P1"><text:s text:c="4"/>private boolean isRunning;</text:p>
      <text:p text:style-name="P1"><text:s text:c="5"/></text:p>
      <text:p text:style-name="P1"><text:s text:c="4"/>public void stop() {</text:p>
      <text:p text:style-name="P1"><text:s text:c="8"/>isRunning = false;</text:p>
      <text:p text:style-name="P1"><text:s text:c="4"/>}</text:p>
      <text:p text:style-name="P1"><text:s text:c="5"/></text:p>
      <text:p text:style-name="P1"><text:s text:c="4"/>@Override</text:p>
      <text:p text:style-name="P1"><text:s text:c="4"/>public void run() {</text:p>
      <text:p text:style-name="P1"><text:s text:c="8"/>isRunning = true;</text:p>
      <text:p text:style-name="P1"><text:s text:c="8"/>String name = Thread.currentThread().getName();</text:p>
      <text:p text:style-name="P1"><text:s text:c="8"/>System.out.printf("Thread %s started\n", name);</text:p>
      <text:p text:style-name="P1"><text:s text:c="5"/></text:p>
      <text:p text:style-name="P1"><text:s text:c="8"/>int counter = 0;</text:p>
      <text:p text:style-name="P1"><text:soft-page-break/><text:s text:c="8"/>while (isRunning) {</text:p>
      <text:p text:style-name="P1"><text:s text:c="12"/>System.out.printf("Thread %s. counter = %d\n", name, counter);</text:p>
      <text:p text:style-name="P1"><text:s text:c="12"/>counter++;</text:p>
      <text:p text:style-name="P1"><text:s text:c="5"/></text:p>
      <text:p text:style-name="P1"><text:s text:c="12"/>try {</text:p>
      <text:p text:style-name="P1"><text:s text:c="16"/>Thread.sleep(100);</text:p>
      <text:p text:style-name="P1"><text:s text:c="12"/>} catch (InterruptedException ex) {</text:p>
      <text:p text:style-name="P1"><text:s text:c="16"/>System.out.printf("Thread %s interrupted\n", name);</text:p>
      <text:p text:style-name="P1"><text:s text:c="16"/>Thread.currentThread().interrupt();</text:p>
      <text:p text:style-name="P1"><text:s text:c="12"/>}</text:p>
      <text:p text:style-name="P1"><text:s text:c="8"/>}</text:p>
      <text:p text:style-name="P1"><text:s text:c="4"/>}</text:p>
      <text:p text:style-name="P1"/>
      <text:p text:style-name="P1"/>
      <text:p text:style-name="P1">Этот вариант имеет право на жизнь, но тогда поток нужно останавливать, вызывая метод stop. Во-первых, это не всегда удобно, а во-вторых, нужно лишнее поле в классе. Поэтому можно воспользоваться стандартными средствами, которые предоставляет класс Thread. Речь о флаге interrupted, который как раз и может послужить заменой нашему isRunning.</text:p>
      <text:p text:style-name="P1">[копировать] [скачать]</text:p>
      <text:p text:style-name="P1"/>
      <text:p text:style-name="P1"><text:s text:c="4"/>@Override</text:p>
      <text:p text:style-name="P1"><text:s text:c="4"/>public void run() {</text:p>
      <text:p text:style-name="P1"><text:s text:c="8"/>String name = Thread.currentThread().getName();</text:p>
      <text:p text:style-name="P1"><text:s text:c="8"/>System.out.printf("Thread %s started\n", name);</text:p>
      <text:p text:style-name="P1"><text:s text:c="5"/></text:p>
      <text:p text:style-name="P1"><text:s text:c="8"/>int counter = 0;</text:p>
      <text:p text:style-name="P1"><text:s text:c="8"/>while (!Thread.interrupted()) {</text:p>
      <text:p text:style-name="P1"><text:s text:c="12"/>System.out.printf("Thread %s. counter = %d\n", name, counter);</text:p>
      <text:p text:style-name="P1"><text:s text:c="12"/>counter++;</text:p>
      <text:p text:style-name="P1"><text:s text:c="12"/>try {</text:p>
      <text:p text:style-name="P1"><text:s text:c="16"/>Thread.sleep(100);</text:p>
      <text:p text:style-name="P1"><text:s text:c="12"/>} catch (InterruptedException ex) {</text:p>
      <text:p text:style-name="P1"><text:s text:c="16"/>System.out.printf("Thread %s interrupted\n", name);</text:p>
      <text:p text:style-name="P1"><text:s text:c="16"/>Thread.currentThread().interrupt();</text:p>
      <text:p text:style-name="P1"><text:s text:c="12"/>}</text:p>
      <text:p text:style-name="P1"><text:s text:c="8"/>}</text:p>
      <text:p text:style-name="P1"><text:s text:c="4"/>}</text:p>
      <text:p text:style-name="P1"/>
      <text:p text:style-name="P1"/>
      <text:p text:style-name="P1">Для остановки потока теперь нам достаточно вызвать thread.interrupt(). В первом же случае, вызов этого метода не приведёт к желаемому результату.</text:p>
      <text:p text:style-name="P1">[копировать] [скачать]</text:p>
      <text:p text:style-name="P1"/>
      <text:p text:style-name="P1"><text:s text:c="4"/>// первый пример</text:p>
      <text:p text:style-name="P1"><text:s text:c="4"/>thread1.start();</text:p>
      <text:p text:style-name="P1"><text:s text:c="4"/>Thread.sleep(500);</text:p>
      <text:p text:style-name="P1"><text:s text:c="4"/>thread1.interrupt(); // не остановит поток</text:p>
      <text:p text:style-name="P1"><text:s text:c="4"/>Thread.sleep(50);</text:p>
      <text:p text:style-name="P1"><text:s text:c="4"/>System.out.printf("Thread %s isAlive: %b\n", thread1.getName(), thread1.isAlive());</text:p>
      <text:p text:style-name="P1"><text:s text:c="4"/>runnable.stop();</text:p>
      <text:p text:style-name="P1"><text:s text:c="4"/>System.out.printf("Thread %s isAlive: %b\n", thread1.getName(), thread1.isAlive());</text:p>
      <text:p text:style-name="P1"><text:s text:c="5"/></text:p>
      <text:p text:style-name="P1"><text:soft-page-break/><text:s text:c="4"/>// вывод</text:p>
      <text:p text:style-name="P1"><text:s text:c="4"/>Thread Thread-0 started</text:p>
      <text:p text:style-name="P1"><text:s text:c="4"/>Thread Thread-0. counter = 0</text:p>
      <text:p text:style-name="P1"><text:s text:c="4"/>Thread Thread-0. counter = 1</text:p>
      <text:p text:style-name="P1"><text:s text:c="4"/>Thread Thread-0. counter = 2</text:p>
      <text:p text:style-name="P1"><text:s text:c="4"/>Thread Thread-0. counter = 3</text:p>
      <text:p text:style-name="P1"><text:s text:c="4"/>Thread Thread-0. counter = 4</text:p>
      <text:p text:style-name="P1"><text:s text:c="4"/>Thread Thread-0 interrupted</text:p>
      <text:p text:style-name="P1"><text:s text:c="4"/>Thread Thread-0. counter = 5</text:p>
      <text:p text:style-name="P1"><text:s text:c="4"/>Thread Thread-0 interrupted</text:p>
      <text:p text:style-name="P1"><text:s text:c="4"/>Thread Thread-0. counter = 6</text:p>
      <text:p text:style-name="P1"><text:s text:c="4"/>Thread Thread-0 interrupted</text:p>
      <text:p text:style-name="P1"><text:s text:c="4"/>// ...</text:p>
      <text:p text:style-name="P1"><text:s text:c="4"/>Thread Thread-0. counter = 28</text:p>
      <text:p text:style-name="P1"><text:s text:c="4"/>Thread Thread-0 interrupted</text:p>
      <text:p text:style-name="P1"><text:s text:c="4"/>Thread Thread-0. counter = 29</text:p>
      <text:p text:style-name="P1"><text:s text:c="4"/>Thread Thread-0 isAlive: true</text:p>
      <text:p text:style-name="P1"><text:s text:c="4"/>Thread Thread-0 interrupted</text:p>
      <text:p text:style-name="P1"><text:s text:c="4"/>Thread Thread-0 finished</text:p>
      <text:p text:style-name="P1"><text:s text:c="4"/>Thread Thread-0 isAlive: false</text:p>
      <text:p text:style-name="P1"/>
      <text:p text:style-name="P1"/>
      <text:p text:style-name="P1">Второй пример:</text:p>
      <text:p text:style-name="P1">[копировать] [скачать]</text:p>
      <text:p text:style-name="P1"/>
      <text:p text:style-name="P1"><text:s text:c="4"/>// второй пример</text:p>
      <text:p text:style-name="P1"><text:s text:c="4"/>thread2.start();</text:p>
      <text:p text:style-name="P1"><text:s text:c="4"/>Thread.sleep(500);</text:p>
      <text:p text:style-name="P1"><text:s text:c="4"/>thread2.interrupt();</text:p>
      <text:p text:style-name="P1"><text:s text:c="4"/>Thread.sleep(50);</text:p>
      <text:p text:style-name="P1"><text:s text:c="4"/>System.out.printf("Thread %s isAlive: %b\n", thread2.getName(), thread2.isAlive());</text:p>
      <text:p text:style-name="P1"><text:s text:c="5"/></text:p>
      <text:p text:style-name="P1"><text:s text:c="4"/>// вывод</text:p>
      <text:p text:style-name="P1"><text:s text:c="4"/>Thread second started</text:p>
      <text:p text:style-name="P1"><text:s text:c="4"/>Thread second. counter = 0</text:p>
      <text:p text:style-name="P1"><text:s text:c="4"/>Thread second. counter = 1</text:p>
      <text:p text:style-name="P1"><text:s text:c="4"/>Thread second. counter = 2</text:p>
      <text:p text:style-name="P1"><text:s text:c="4"/>Thread second. counter = 3</text:p>
      <text:p text:style-name="P1"><text:s text:c="4"/>Thread second. counter = 4</text:p>
      <text:p text:style-name="P1"><text:s text:c="4"/>Thread second interrupted</text:p>
      <text:p text:style-name="P1"><text:s text:c="4"/>Thread second finished</text:p>
      <text:p text:style-name="P1"><text:s text:c="4"/>Thread second isAlive: false</text:p>
      <text:p text:style-name="P1"/>
      <text:p text:style-name="P1"/>
      <text:p text:style-name="P1">Потокам можно давать имена:</text:p>
      <text:p text:style-name="P1"/>
      <text:p text:style-name="P1"><text:s text:c="4"/>Thread thread2 = new Thread(new CustomRunnable2(), "second");</text:p>
      <text:p text:style-name="P1"><text:s text:c="4"/>// или</text:p>
      <text:p text:style-name="P1"><text:s text:c="4"/>thread2.setName("second");</text:p>
      <text:p text:style-name="P1"/>
      <text:p text:style-name="P1"/>
      <text:p text:style-name="P1"/>
      <text:p text:style-name="P1"><text:soft-page-break/>Вы уже заметили, что во всех блоках catch я пишу код Thread.currentThread().interrupt();? Это хорошая практика. Если во время паузы произошло исключение InterruptedException, то вы помечаете поток как interrupted и тем самым завершаете его выполнение (если использовали Thread.interrupted()). Если же оставлять блок catch пустым, то ничего не пометится. В некоторых случаях это может быть оправдано, но в остальном, рекомендую писать так.</text:p>
      <text:p text:style-name="P1"/>
      <text:p text:style-name="P1">С учётом исключения InterruptedException, можно переписать первый пример:</text:p>
      <text:p text:style-name="P1">[копировать] [скачать]</text:p>
      <text:p text:style-name="P1"/>
      <text:p text:style-name="P1"><text:s text:c="4"/>private boolean volatile isRunning;</text:p>
      <text:p text:style-name="P1"><text:s text:c="5"/></text:p>
      <text:p text:style-name="P1"><text:s text:c="4"/>public void stop() {</text:p>
      <text:p text:style-name="P1"><text:s text:c="8"/>isRunning = false;</text:p>
      <text:p text:style-name="P1"><text:s text:c="4"/>}</text:p>
      <text:p text:style-name="P1"><text:s text:c="5"/></text:p>
      <text:p text:style-name="P1"><text:s text:c="4"/>@Override</text:p>
      <text:p text:style-name="P1"><text:s text:c="4"/>public void run() {</text:p>
      <text:p text:style-name="P1"><text:s text:c="8"/>isRunning = true;</text:p>
      <text:p text:style-name="P1"><text:s text:c="8"/>String name = Thread.currentThread().getName();</text:p>
      <text:p text:style-name="P1"><text:s text:c="8"/>System.out.printf("Thread %s started\n", name);</text:p>
      <text:p text:style-name="P1"><text:s text:c="5"/></text:p>
      <text:p text:style-name="P1"><text:s text:c="8"/>int counter = 0;</text:p>
      <text:p text:style-name="P1"><text:s text:c="8"/>try {</text:p>
      <text:p text:style-name="P1"><text:s text:c="12"/>while (isRunning) {</text:p>
      <text:p text:style-name="P1"><text:s text:c="16"/>System.out.printf("Thread %s. counter = %d\n", name, counter);</text:p>
      <text:p text:style-name="P1"><text:s text:c="16"/>counter++;</text:p>
      <text:p text:style-name="P1"><text:s text:c="5"/></text:p>
      <text:p text:style-name="P1"><text:s text:c="16"/>Thread.sleep(100);</text:p>
      <text:p text:style-name="P1"><text:s text:c="12"/>}</text:p>
      <text:p text:style-name="P1"><text:s text:c="8"/>} catch (InterruptedException ex) {</text:p>
      <text:p text:style-name="P1"><text:s text:c="12"/>System.out.printf("Thread %s interrupted\n", name);</text:p>
      <text:p text:style-name="P1"><text:s text:c="12"/>Thread.currentThread().interrupt();</text:p>
      <text:p text:style-name="P1"><text:s text:c="8"/>}</text:p>
      <text:p text:style-name="P1"><text:s text:c="4"/>}</text:p>
      <text:p text:style-name="P1"/>
      <text:p text:style-name="P1"/>
      <text:p text:style-name="P1">При исключении мы покинем цикл while и поток завершится. Оба метода runnable.stop() и thread.interrupt() теперь успешно завершают поток. Обратите внимание на ключевое слово volatile для поля isRunning, я объясню его значение чуть позже.</text:p>
      <text:p text:style-name="P1"/>
      <text:p text:style-name="P1">[копировать] [скачать]</text:p>
      <text:p text:style-name="P1"/>
      <text:p text:style-name="P1"><text:s text:c="4"/>// третий пример</text:p>
      <text:p text:style-name="P1"><text:s text:c="4"/>thread3.start();</text:p>
      <text:p text:style-name="P1"><text:s text:c="4"/>Thread.sleep(500);</text:p>
      <text:p text:style-name="P1"><text:s text:c="4"/>// now both methods works fine</text:p>
      <text:p text:style-name="P1"><text:s text:c="4"/>thread3.interrupt();</text:p>
      <text:p text:style-name="P1"><text:s text:c="4"/>//runnable3.stop();</text:p>
      <text:p text:style-name="P1"><text:s text:c="4"/>Thread.sleep(50);</text:p>
      <text:p text:style-name="P1"><text:s text:c="4"/>System.out.printf("Thread %s isAlive: %b\n", thread3.getName(), thread3.isAlive());</text:p>
      <text:p text:style-name="P1"><text:s text:c="5"/></text:p>
      <text:p text:style-name="P1"><text:s text:c="4"/>// вывод</text:p>
      <text:p text:style-name="P1"><text:soft-page-break/><text:s text:c="4"/>Thread Thread-1 started</text:p>
      <text:p text:style-name="P1"><text:s text:c="4"/>Thread Thread-1. counter = 0</text:p>
      <text:p text:style-name="P1"><text:s text:c="4"/>Thread Thread-1. counter = 1</text:p>
      <text:p text:style-name="P1"><text:s text:c="4"/>Thread Thread-1. counter = 2</text:p>
      <text:p text:style-name="P1"><text:s text:c="4"/>Thread Thread-1. counter = 3</text:p>
      <text:p text:style-name="P1"><text:s text:c="4"/>Thread Thread-1. counter = 4</text:p>
      <text:p text:style-name="P1"><text:s text:c="4"/>Thread Thread-1 interrupted</text:p>
      <text:p text:style-name="P1"><text:s text:c="4"/>Thread Thread-1 finished</text:p>
      <text:p text:style-name="P1"><text:s text:c="4"/>Thread Thread-1 isAlive: false</text:p>
      <text:p text:style-name="P1"/>
      <text:p text:style-name="P1"/>
      <text:p text:style-name="P1"/>
      <text:p text:style-name="P1">Проблема доступа к общим ресурсам</text:p>
      <text:p text:style-name="P1">Как я говорил ранее, при работе с потоками может возникнуть множество проблем, поэтому важно уметь проектировать приложение так, чтобы этих проблем избежать. К счастью, в Java есть огромное множество решений, с которыми я вас постепенно буду знакомить.</text:p>
      <text:p text:style-name="P1"/>
      <text:p text:style-name="P1"/>
      <text:p text:style-name="P1">Первая проблема - доступ к общим ресурсам из нескольких потоков. Допустим, есть некоторый счётчик:</text:p>
      <text:p text:style-name="P1">[копировать] [скачать]</text:p>
      <text:p text:style-name="P1"/>
      <text:p text:style-name="P1"><text:s text:c="4"/>public class Counter {</text:p>
      <text:p text:style-name="P1"><text:s text:c="5"/></text:p>
      <text:p text:style-name="P1"><text:s text:c="8"/>private static int counter = 0;</text:p>
      <text:p text:style-name="P1"><text:s text:c="5"/></text:p>
      <text:p text:style-name="P1"><text:s text:c="8"/>public static int get() {</text:p>
      <text:p text:style-name="P1"><text:s text:c="12"/>return counter;</text:p>
      <text:p text:style-name="P1"><text:s text:c="8"/>}</text:p>
      <text:p text:style-name="P1"><text:s text:c="5"/></text:p>
      <text:p text:style-name="P1"><text:s text:c="8"/>public static void increment() {</text:p>
      <text:p text:style-name="P1"><text:s text:c="12"/>counter++;</text:p>
      <text:p text:style-name="P1"><text:s text:c="8"/>}</text:p>
      <text:p text:style-name="P1"><text:s text:c="4"/>}</text:p>
      <text:p text:style-name="P1"/>
      <text:p text:style-name="P1"/>
      <text:p text:style-name="P1">И есть два потока, которые увеличивают его значение до тех пор, пока оно не станет равным 5000.</text:p>
      <text:p text:style-name="P1">[копировать] [скачать]</text:p>
      <text:p text:style-name="P1"/>
      <text:p text:style-name="P1"><text:s text:c="4"/>private static void printCounter() {</text:p>
      <text:p text:style-name="P1"><text:s text:c="8"/>while (Counter.get() &lt; 5000) {</text:p>
      <text:p text:style-name="P1"><text:s text:c="12"/>for (int i = 0; i &lt; 10; i++) {</text:p>
      <text:p text:style-name="P1"><text:s text:c="16"/>Counter.increment();</text:p>
      <text:p text:style-name="P1"><text:s text:c="12"/>}</text:p>
      <text:p text:style-name="P1"><text:s text:c="12"/>try {</text:p>
      <text:p text:style-name="P1"><text:s text:c="16"/>Thread.sleep(1);</text:p>
      <text:p text:style-name="P1"><text:s text:c="12"/>} catch (InterruptedException ex) {</text:p>
      <text:p text:style-name="P1"><text:s text:c="16"/>Thread.currentThread().interrupt();</text:p>
      <text:p text:style-name="P1"><text:s text:c="12"/>}</text:p>
      <text:p text:style-name="P1"><text:s text:c="8"/>}</text:p>
      <text:p text:style-name="P1"><text:s text:c="4"/>}</text:p>
      <text:p text:style-name="P1"><text:soft-page-break/><text:s text:c="5"/></text:p>
      <text:p text:style-name="P1"><text:s text:c="4"/>// ...</text:p>
      <text:p text:style-name="P1"><text:s text:c="4"/>Runnable runnable = CounterProblem::printCounter;</text:p>
      <text:p text:style-name="P1"><text:s text:c="4"/>Thread thread1 = new Thread(runnable);</text:p>
      <text:p text:style-name="P1"><text:s text:c="4"/>Thread thread2 = new Thread(runnable);</text:p>
      <text:p text:style-name="P1"><text:s text:c="5"/></text:p>
      <text:p text:style-name="P1"><text:s text:c="4"/>thread1.start();</text:p>
      <text:p text:style-name="P1"><text:s text:c="4"/>thread2.start();</text:p>
      <text:p text:style-name="P1"><text:s text:c="5"/></text:p>
      <text:p text:style-name="P1"><text:s text:c="4"/>// ожидание завершения потоков</text:p>
      <text:p text:style-name="P1"><text:s text:c="4"/>thread1.join();</text:p>
      <text:p text:style-name="P1"><text:s text:c="4"/>thread2.join();</text:p>
      <text:p text:style-name="P1"><text:s text:c="4"/>System.out.println("All threads finished. Counter = " + Counter.get());</text:p>
      <text:p text:style-name="P1"/>
      <text:p text:style-name="P1"/>
      <text:p text:style-name="P1">Очевидно, мы должны получить значение 5000, но не тут то было:</text:p>
      <text:p text:style-name="P1"/>
      <text:p text:style-name="P1"><text:s text:c="4"/>All threads finished. Counter = 5003</text:p>
      <text:p text:style-name="P1"/>
      <text:p text:style-name="P1"/>
      <text:p text:style-name="P1">Запускаем ещё раз:</text:p>
      <text:p text:style-name="P1"/>
      <text:p text:style-name="P1"><text:s text:c="4"/>All threads finished. Counter = 5009</text:p>
      <text:p text:style-name="P1"/>
      <text:p text:style-name="P1"/>
      <text:p text:style-name="P1">Почему так?</text:p>
      <text:p text:style-name="P1">Тут вступает проблема видимости объекта.</text:p>
      <text:p text:style-name="P1">Дело в том, что, изменив поле одним потоком, второй не сразу может увидеть это изменение или увидит его в другом порядке. Это связано с другим понятием атомарность.</text:p>
      <text:p text:style-name="P1"/>
      <text:p text:style-name="P1">Атомарной называется такая операция, которая может быть выполнена за один неделимый шаг.</text:p>
      <text:p text:style-name="P1">Например, атомарной операцией будет присвоение числу int некоторой константы. А неатомарной - сумма двух чисел.</text:p>
      <text:p text:style-name="P1">Чтобы пояснить, я окунусь глубже в JVM.</text:p>
      <text:p text:style-name="P1">Некоторые операции в Java состоят из нескольких инструкций байт-кода:</text:p>
      <text:p text:style-name="P1">[копировать] [скачать]</text:p>
      <text:p text:style-name="P1"/>
      <text:p text:style-name="P1"><text:s text:c="4"/>private int counter;</text:p>
      <text:p text:style-name="P1"><text:s text:c="5"/></text:p>
      <text:p text:style-name="P1"><text:s text:c="4"/>counter = 6;</text:p>
      <text:p text:style-name="P1"><text:s text:c="4"/>// bipush 6</text:p>
      <text:p text:style-name="P1"><text:s text:c="4"/>// putstatic Counter.counter</text:p>
      <text:p text:style-name="P1"><text:s text:c="5"/></text:p>
      <text:p text:style-name="P1"><text:s text:c="4"/>counter += 6;</text:p>
      <text:p text:style-name="P1"><text:s text:c="4"/>// getstatic Counter.counter</text:p>
      <text:p text:style-name="P1"><text:s text:c="4"/>// bipush 6</text:p>
      <text:p text:style-name="P1"><text:s text:c="4"/>// iadd</text:p>
      <text:p text:style-name="P1"><text:s text:c="4"/>// putstatic Counter.counter</text:p>
      <text:p text:style-name="P1"/>
      <text:p text:style-name="P1"/>
      <text:p text:style-name="P1"><text:soft-page-break/>Подвох вот в чём. В первом случае изменение поля происходит за одну инструкцию putstatic. Во втором, между getstatic и putstatic аж две инструкции. Ничто не мешает другому потоку, пока выполняется сложение, перезаписать значение поля counter.</text:p>
      <text:p text:style-name="P1"/>
      <text:p text:style-name="P1">Детальнее обо всём этом можно прочесть в статье: Модель памяти в примерах и не только / Хабрахабр</text:p>
      <text:p text:style-name="P1"/>
      <text:p text:style-name="P1"/>
      <text:p text:style-name="P1">На 32-битных системах, присвоение значения типу long или double тоже будет неатомарной операцией. Но объявив поле с ключевым словом volatile, JVM будет гарантировать атомарность и видимость всем простым операциям, а именно чтению и записи поля. Вот только в нашем случае со счётчиком это не поможет - операция инкремента неатомарна.</text:p>
      <text:p text:style-name="P1"/>
      <text:p text:style-name="P1">Нам же нужен способ как-то блокировать другие потоки на время выполнения неатомарных операций. И этот способ есть - синхронизация.</text:p>
      <text:p text:style-name="P1">В блоке синхронизации может находиться только один поток, остальные должны ожидать, когда этот поток покинет блок.</text:p>
      <text:p text:style-name="P1"/>
      <text:p text:style-name="P1">Для объявления блоков синхронизации в Java служит ключевое слово synchronized:</text:p>
      <text:p text:style-name="P1"/>
      <text:p text:style-name="P1"><text:s text:c="4"/>synchronized (lockObject) {</text:p>
      <text:p text:style-name="P1"><text:s text:c="8"/>// критическая секция</text:p>
      <text:p text:style-name="P1"><text:s text:c="4"/>}</text:p>
      <text:p text:style-name="P1"/>
      <text:p text:style-name="P1"/>
      <text:p text:style-name="P1">В качестве lockObject может выступать final поле или класс:</text:p>
      <text:p text:style-name="P1">[копировать] [скачать]</text:p>
      <text:p text:style-name="P1"/>
      <text:p text:style-name="P1"><text:s text:c="4"/>private final Object lock = new Object();</text:p>
      <text:p text:style-name="P1"><text:s text:c="4"/>synchronized (lock) { }</text:p>
      <text:p text:style-name="P1"><text:s text:c="5"/></text:p>
      <text:p text:style-name="P1"><text:s text:c="4"/>synchronized(this) { }</text:p>
      <text:p text:style-name="P1"><text:s text:c="5"/></text:p>
      <text:p text:style-name="P1"><text:s text:c="4"/>synchronized(Main.class) { }</text:p>
      <text:p text:style-name="P1"/>
      <text:p text:style-name="P1"/>
      <text:p text:style-name="P1"/>
      <text:p text:style-name="P1">Теперь, чтобы решить нашу проблему со счётчиком, достаточно добавить неатомарную операцию в блок синхронизации.</text:p>
      <text:p text:style-name="P1">[копировать] [скачать]</text:p>
      <text:p text:style-name="P1"/>
      <text:p text:style-name="P1"><text:s text:c="4"/>private static void printCounter() {</text:p>
      <text:p text:style-name="P1"><text:s text:c="8"/>while (Counter.get() &lt; 5000) {</text:p>
      <text:p text:style-name="P1"><text:s text:c="12"/>synchronized (Counter.class) {</text:p>
      <text:p text:style-name="P1"><text:s text:c="16"/>for (int i = 0; i &lt; 10; i++) {</text:p>
      <text:p text:style-name="P1"><text:s text:c="20"/>Counter.increment();</text:p>
      <text:p text:style-name="P1"><text:s text:c="16"/>}</text:p>
      <text:p text:style-name="P1"><text:s text:c="12"/>}</text:p>
      <text:p text:style-name="P1"><text:s text:c="12"/>try {</text:p>
      <text:p text:style-name="P1"><text:s text:c="16"/>Thread.sleep(1);</text:p>
      <text:p text:style-name="P1"><text:s text:c="12"/>} catch (InterruptedException ex) {</text:p>
      <text:p text:style-name="P1"><text:s text:c="16"/>Thread.currentThread().interrupt();</text:p>
      <text:p text:style-name="P1"><text:soft-page-break/><text:s text:c="12"/>}</text:p>
      <text:p text:style-name="P1"><text:s text:c="8"/>}</text:p>
      <text:p text:style-name="P1"><text:s text:c="4"/>}</text:p>
      <text:p text:style-name="P1"><text:s text:c="5"/></text:p>
      <text:p text:style-name="P1"><text:s text:c="4"/>// Выводит</text:p>
      <text:p text:style-name="P1"><text:s text:c="4"/>All threads finished. Counter = 5000</text:p>
      <text:p text:style-name="P1"/>
      <text:p text:style-name="P1"/>
      <text:p text:style-name="P1">На самом деле в этом коде тоже есть проблема, попробуйте найти её после прочтения раздела. Или читайте комментарии к статье.</text:p>
      <text:p text:style-name="P1"/>
      <text:p text:style-name="P1">Как это будет работать:</text:p>
      <text:p text:style-name="P1"><text:s text:c="2"/>- Мы создали два потока и запустили их.</text:p>
      <text:p text:style-name="P1"><text:s text:c="2"/>- Допустим, первый поток запустился быстрее и вошёл в цикл while. Второй пока запускается.</text:p>
      <text:p text:style-name="P1"><text:s text:c="2"/>- Первый поток видит блок synchronized. Выполняется проверка - нет ли сейчас в этом блоке других потоков? Нет, поэтому первый поток заходит в блок. Второй пока что вошёл в цикл while.</text:p>
      <text:p text:style-name="P1"><text:s text:c="2"/>- Первый поток сейчас в цикле for увеличивает счётчик. Второй поток доходит до блока synchronized. Снова выполняется проверка и поскольку поток внутри есть, разрешение войти внутрь не получено, а значит второй поток ждёт.</text:p>
      <text:p text:style-name="P1"><text:s text:c="2"/>- Первый поток всё ещё в цикле for. Второй поток всё так же ждёт.</text:p>
      <text:p text:style-name="P1"><text:s text:c="2"/>- Наконец, первый поток выходит из цикла for и покидает область синхронизации. Второй поток получает разрешение войти внутрь.</text:p>
      <text:p text:style-name="P1"/>
      <text:p text:style-name="P1">Таким образом, получается синхронизированная работа потоков.</text:p>
      <text:p text:style-name="P1"/>
      <text:p text:style-name="P1"/>
      <text:p text:style-name="P1">Блоки синхронизации следует расставлять с умом. Если бы мы сделали вот так:</text:p>
      <text:p text:style-name="P1">[копировать] [скачать]</text:p>
      <text:p text:style-name="P1"/>
      <text:p text:style-name="P1"><text:s text:c="4"/>private static void printCounter() {</text:p>
      <text:p text:style-name="P1"><text:s text:c="8"/>synchronized (Counter.class) {</text:p>
      <text:p text:style-name="P1"><text:s text:c="12"/>while (Counter.get() &lt; 5000) {</text:p>
      <text:p text:style-name="P1"><text:s text:c="16"/>for (int i = 0; i &lt; 10; i++) {</text:p>
      <text:p text:style-name="P1"><text:s text:c="20"/>Counter.increment();</text:p>
      <text:p text:style-name="P1"><text:s text:c="16"/>}</text:p>
      <text:p text:style-name="P1"><text:s text:c="16"/>try {</text:p>
      <text:p text:style-name="P1"><text:s text:c="20"/>Thread.sleep(1);</text:p>
      <text:p text:style-name="P1"><text:s text:c="16"/>} catch (InterruptedException ex) {</text:p>
      <text:p text:style-name="P1"><text:s text:c="20"/>Thread.currentThread().interrupt();</text:p>
      <text:p text:style-name="P1"><text:s text:c="16"/>}</text:p>
      <text:p text:style-name="P1"><text:s text:c="12"/>}</text:p>
      <text:p text:style-name="P1"><text:s text:c="8"/>}</text:p>
      <text:p text:style-name="P1"><text:s text:c="4"/>}</text:p>
      <text:p text:style-name="P1"/>
      <text:p text:style-name="P1"/>
      <text:p text:style-name="P1">мы бы тоже получили верный результат 5000, вот только работал бы у нас только один поток:</text:p>
      <text:p text:style-name="P1"><text:s text:c="2"/>- Создаём два потока и запускаем их.</text:p>
      <text:p text:style-name="P1"><text:s text:c="2"/>- Допустим, первый поток запустился быстрее и вошёл в блок синхронизации. Второй пока запускается.</text:p>
      <text:p text:style-name="P1"><text:soft-page-break/><text:s text:c="2"/>- Первый поток теперь в цикле while. Второй поток встретил блок synchonized и не получил разрешение войти.</text:p>
      <text:p text:style-name="P1"><text:s text:c="2"/>- Первый поток работает. Второй ждёт.</text:p>
      <text:p text:style-name="P1"><text:s text:c="2"/>- Спустя некоторое количество времени, первый поток увеличил счётчик до 5000 и вышел из циклов и блока синхронизации. Второму потоку разрешается войти внутрь.</text:p>
      <text:p text:style-name="P1"><text:s text:c="2"/>- Первый поток завершил работу. Второй поток проверил, что условие Counter.get() &lt; 5000 уже не выполняется и не вошёл в цикл while. Покинул блок синхронизации и завершился.</text:p>
      <text:p text:style-name="P1"/>
      <text:p text:style-name="P1"/>
      <text:p text:style-name="P1">Другой вариант решения проблемы со счётчиком - сделать его методы get и increment синхронизированными. Тогда блок синхронизации в методе run не понадобится.</text:p>
      <text:p text:style-name="P1">[копировать] [скачать]</text:p>
      <text:p text:style-name="P1"/>
      <text:p text:style-name="P1"><text:s text:c="4"/>public class SynchronizedCounter {</text:p>
      <text:p text:style-name="P1"><text:s text:c="5"/></text:p>
      <text:p text:style-name="P1"><text:s text:c="8"/>private static int counter = 0;</text:p>
      <text:p text:style-name="P1"><text:s text:c="5"/></text:p>
      <text:p text:style-name="P1"><text:s text:c="8"/>public static synchronized int get() {</text:p>
      <text:p text:style-name="P1"><text:s text:c="12"/>return counter;</text:p>
      <text:p text:style-name="P1"><text:s text:c="8"/>}</text:p>
      <text:p text:style-name="P1"><text:s text:c="5"/></text:p>
      <text:p text:style-name="P1"><text:s text:c="8"/>public static synchronized void increment() {</text:p>
      <text:p text:style-name="P1"><text:s text:c="12"/>counter++;</text:p>
      <text:p text:style-name="P1"><text:s text:c="8"/>}</text:p>
      <text:p text:style-name="P1"><text:s text:c="4"/>}</text:p>
      <text:p text:style-name="P1"/>
      <text:p text:style-name="P1"/>
      <text:p text:style-name="P1">Это почти эквивалентно коду:</text:p>
      <text:p text:style-name="P1">[копировать] [скачать]</text:p>
      <text:p text:style-name="P1"/>
      <text:p text:style-name="P1"><text:s text:c="4"/>public class SynchronizedCounter {</text:p>
      <text:p text:style-name="P1"><text:s text:c="5"/></text:p>
      <text:p text:style-name="P1"><text:s text:c="8"/>private static int counter = 0;</text:p>
      <text:p text:style-name="P1"><text:s text:c="5"/></text:p>
      <text:p text:style-name="P1"><text:s text:c="8"/>public static int get() {</text:p>
      <text:p text:style-name="P1"><text:s text:c="12"/>synchronized (SynchronizedCounter.class) {</text:p>
      <text:p text:style-name="P1"><text:s text:c="16"/>return counter;</text:p>
      <text:p text:style-name="P1"><text:s text:c="12"/>}</text:p>
      <text:p text:style-name="P1"><text:s text:c="8"/>}</text:p>
      <text:p text:style-name="P1"><text:s text:c="5"/></text:p>
      <text:p text:style-name="P1"><text:s text:c="8"/>public static void increment() {</text:p>
      <text:p text:style-name="P1"><text:s text:c="12"/>synchronized (SynchronizedCounter.class) {</text:p>
      <text:p text:style-name="P1"><text:s text:c="16"/>counter++;</text:p>
      <text:p text:style-name="P1"><text:s text:c="12"/>}</text:p>
      <text:p text:style-name="P1"><text:s text:c="8"/>}</text:p>
      <text:p text:style-name="P1"><text:s text:c="4"/>}</text:p>
      <text:p text:style-name="P1"/>
      <text:p text:style-name="P1"/>
      <text:p text:style-name="P1">Отличия кроются в байткоде.</text:p>
      <text:p text:style-name="P1">В первом случае метод помечается флагом SYNCHRONIZED</text:p>
      <text:p text:style-name="P1">[копировать] [скачать]</text:p>
      <text:p text:style-name="P1"/>
      <text:p text:style-name="P1"><text:soft-page-break/><text:s text:c="4"/>public static synchronized int get();</text:p>
      <text:p text:style-name="P1"><text:s text:c="4"/>Flags: PUBLIC, STATIC, SYNCHRONIZED</text:p>
      <text:p text:style-name="P1"><text:s text:c="4"/>Code:</text:p>
      <text:p text:style-name="P1"><text:s text:c="8"/>stack=1, locals=0, arguments=0</text:p>
      <text:p text:style-name="P1"><text:s text:c="14"/>linenumber <text:s text:c="5"/>15</text:p>
      <text:p text:style-name="P1"><text:s text:c="11"/>0: getstatic <text:s text:c="6"/>SynchronizedCounter.counter:I</text:p>
      <text:p text:style-name="P1"><text:s text:c="11"/>3: ireturn <text:s text:c="7"/></text:p>
      <text:p text:style-name="P1"/>
      <text:p text:style-name="P1"/>
      <text:p text:style-name="P1">Во втором, добавляются дополнительные инструкции:</text:p>
      <text:p text:style-name="P1">[копировать] [скачать]</text:p>
      <text:p text:style-name="P1"/>
      <text:p text:style-name="P1"><text:s text:c="4"/>public static int get();</text:p>
      <text:p text:style-name="P1"><text:s text:c="4"/>Flags: PUBLIC, STATIC</text:p>
      <text:p text:style-name="P1"><text:s text:c="4"/>Code:</text:p>
      <text:p text:style-name="P1"><text:s text:c="8"/>stack=2, locals=2, arguments=0</text:p>
      <text:p text:style-name="P1"><text:s text:c="14"/>linenumber <text:s text:c="5"/>19</text:p>
      <text:p text:style-name="P1"><text:s text:c="11"/>0: ldc <text:s text:c="12"/>LSynchronizedCounter;.class</text:p>
      <text:p text:style-name="P1"><text:s text:c="11"/>2: dup</text:p>
      <text:p text:style-name="P1"><text:s text:c="11"/>3: astore_0</text:p>
      <text:p text:style-name="P1"><text:s text:c="11"/>4: monitorenter</text:p>
      <text:p text:style-name="P1"><text:s text:c="14"/>linenumber <text:s text:c="5"/>20</text:p>
      <text:p text:style-name="P1"><text:s text:c="11"/>5: getstatic <text:s text:c="6"/>SynchronizedCounter.counter:I</text:p>
      <text:p text:style-name="P1"><text:s text:c="11"/>8: aload_0</text:p>
      <text:p text:style-name="P1"><text:s text:c="11"/>9: monitorexit</text:p>
      <text:p text:style-name="P1"><text:s text:c="10"/>10: ireturn <text:s text:c="7"/></text:p>
      <text:p text:style-name="P1"><text:s text:c="14"/>linenumber <text:s text:c="5"/>21</text:p>
      <text:p text:style-name="P1"><text:s text:c="10"/>11: astore_1</text:p>
      <text:p text:style-name="P1"><text:s text:c="10"/>12: aload_0</text:p>
      <text:p text:style-name="P1"><text:s text:c="10"/>13: monitorexit</text:p>
      <text:p text:style-name="P1"><text:s text:c="10"/>14: aload_1</text:p>
      <text:p text:style-name="P1"><text:s text:c="10"/>15: athrow</text:p>
      <text:p text:style-name="P1"><text:s text:c="4"/>Exceptions:</text:p>
      <text:p text:style-name="P1"><text:s text:c="8"/>Try <text:s text:c="10"/>Handler</text:p>
      <text:p text:style-name="P1"><text:s text:c="8"/>Start <text:s/>End <text:s text:c="3"/>Start <text:s/>End <text:s text:c="3"/>Type</text:p>
      <text:p text:style-name="P1"><text:s text:c="8"/>----- <text:s/>----- <text:s/>----- <text:s/>----- <text:s/>----</text:p>
      <text:p text:style-name="P1"><text:s text:c="8"/>5 <text:s text:c="5"/>10 <text:s text:c="4"/>11 <text:s text:c="4"/>16 <text:s text:c="4"/>Any</text:p>
      <text:p text:style-name="P1"><text:s text:c="8"/>11 <text:s text:c="4"/>14 <text:s text:c="4"/>11 <text:s text:c="4"/>16 <text:s text:c="4"/>Any</text:p>
      <text:p text:style-name="P1"/>
      <text:p text:style-name="P1"/>
      <text:p text:style-name="P1">Что можно представить так:</text:p>
      <text:p text:style-name="P1"/>
      <text:p text:style-name="P1"><text:s text:c="4"/>monitorenter (SynchronizedCounter.class)</text:p>
      <text:p text:style-name="P1"><text:s text:c="4"/>try {</text:p>
      <text:p text:style-name="P1"><text:s text:c="8"/>return counter</text:p>
      <text:p text:style-name="P1"><text:s text:c="4"/>} finally {</text:p>
      <text:p text:style-name="P1"><text:s text:c="8"/>monitorexit</text:p>
      <text:p text:style-name="P1"><text:s text:c="4"/>}</text:p>
      <text:p text:style-name="P1"/>
      <text:p text:style-name="P1"/>
      <text:p text:style-name="P1"><text:soft-page-break/>То есть мы заходим в блок синхронизации, монитор. Возвращаем значение и выходим из монитора. Если во время критической секции произошло исключение, мы также выходим из монитора.</text:p>
      <text:p text:style-name="P1"/>
      <text:p text:style-name="P1">В байткоде synchronized метода инструкций monitorenter и monitorexit не было, но это не значит, что нет входа в монитор. Флаг SYNCHRONIZED у метода говорит JVM о том, что все эти инструкции нужно выполнить. То есть, они не появляются в коде, но сокрыты в JVM - она всё равно их выполнит.</text:p>
      <text:p text:style-name="P1"/>
      <text:p text:style-name="P1"/>
      <text:p text:style-name="P1">Забегая вперёд, продемонстрирую ещё одно возможное решение проблемы. В пакете java.util.concurrent есть множество классов для различных многопоточных нужд. Одним из таких классов является AtomicInteger, который делает операции над числами атомарными.</text:p>
      <text:p text:style-name="P1">[копировать] [скачать]</text:p>
      <text:p text:style-name="P1"/>
      <text:p text:style-name="P1"><text:s text:c="4"/>public class AtomicCounter {</text:p>
      <text:p text:style-name="P1"><text:s text:c="5"/></text:p>
      <text:p text:style-name="P1"><text:s text:c="8"/>private static final AtomicInteger counter = new AtomicInteger();</text:p>
      <text:p text:style-name="P1"><text:s text:c="5"/></text:p>
      <text:p text:style-name="P1"><text:s text:c="8"/>public static int get() {</text:p>
      <text:p text:style-name="P1"><text:s text:c="12"/>return counter.get();</text:p>
      <text:p text:style-name="P1"><text:s text:c="8"/>}</text:p>
      <text:p text:style-name="P1"><text:s text:c="5"/></text:p>
      <text:p text:style-name="P1"><text:s text:c="8"/>public static void increment() {</text:p>
      <text:p text:style-name="P1"><text:s text:c="12"/>counter.incrementAndGet();</text:p>
      <text:p text:style-name="P1"><text:s text:c="8"/>}</text:p>
      <text:p text:style-name="P1"><text:s text:c="4"/>}</text:p>
      <text:p text:style-name="P1"/>
      <text:p text:style-name="P1"/>
      <text:p text:style-name="P1">Теперь нигде не нужно добавлять блок синхронизации.</text:p>
      <text:p text:style-name="P1">О других классах, упрощающих работу с многопоточностью, я постараюсь рассказать в следующей статье.</text:p>
      <text:p text:style-name="P1"/>
      <text:p text:style-name="P1"/>
      <text:p text:style-name="P1">Синхронизация. Пример проектирования многопоточного приложения</text:p>
      <text:p text:style-name="P1">В довершение статьи, хочу показать пример небольшого приложения и важность правильного проектирования потоков.</text:p>
      <text:p text:style-name="P1">Допустим, у нас есть 20 файлов с данными. Нам нужно наиболее эффективно прочитать эти файлы и вывести данные на экран. Данные, по мере чтения, будут добавляться в список и уже оттуда выводиться на экран.</text:p>
      <text:p text:style-name="P1"/>
      <text:p text:style-name="P1">Есть класс, отвечающий за панель рисования, туда мы будем добавлять объекты по мере чтения:</text:p>
      <text:p text:style-name="P1">[копировать] [скачать]</text:p>
      <text:p text:style-name="P1"/>
      <text:p text:style-name="P1"><text:s text:c="4"/>private PaintPanel panel;</text:p>
      <text:p text:style-name="P1"><text:s text:c="5"/></text:p>
      <text:p text:style-name="P1"><text:s text:c="4"/>private void processFile(File file) {</text:p>
      <text:p text:style-name="P1"><text:s text:c="8"/>System.out.printf("Process file %s in %s thread\n", file.getName(), Thread.currentThread().getName());</text:p>
      <text:p text:style-name="P1"><text:s text:c="8"/>try(FileInputStream fis = new FileInputStream(file);</text:p>
      <text:p text:style-name="P1"><text:s text:c="12"/>DataInputStream dis = new DataInputStream(fis)) {</text:p>
      <text:p text:style-name="P1"><text:soft-page-break/><text:s text:c="12"/>while (dis.available() &gt; 0) {</text:p>
      <text:p text:style-name="P1"><text:s text:c="16"/>Triangle triangle = Triangle.read(dis);</text:p>
      <text:p text:style-name="P1"><text:s text:c="16"/>panel.addTriangle(triangle);</text:p>
      <text:p text:style-name="P1"><text:s text:c="16"/>Thread.sleep(1);</text:p>
      <text:p text:style-name="P1"><text:s text:c="12"/>}</text:p>
      <text:p text:style-name="P1"><text:s text:c="8"/>} catch (IOException | InterruptedException ie) {</text:p>
      <text:p text:style-name="P1"><text:s text:c="12"/>Thread.currentThread().interrupt();</text:p>
      <text:p text:style-name="P1"><text:s text:c="8"/>}</text:p>
      <text:p text:style-name="P1"><text:s text:c="4"/>}</text:p>
      <text:p text:style-name="P1"/>
      <text:p text:style-name="P1"/>
      <text:p text:style-name="P1"/>
      <text:p text:style-name="P1">▌ Вариант 1. Без многопоточности</text:p>
      <text:p text:style-name="P1">[копировать] [скачать]</text:p>
      <text:p text:style-name="P1"/>
      <text:p text:style-name="P1"><text:s text:c="4"/>for (File file : files) {</text:p>
      <text:p text:style-name="P1"><text:s text:c="8"/>processFile(file);</text:p>
      <text:p text:style-name="P1"><text:s text:c="4"/>}</text:p>
      <text:p text:style-name="P1"><text:s text:c="5"/></text:p>
      <text:p text:style-name="P1"><text:s text:c="5"/></text:p>
      <text:p text:style-name="P1"><text:s text:c="4"/>public class PaintPanelWithoutSynchronized extends PaintPanel {</text:p>
      <text:p text:style-name="P1"><text:s text:c="5"/></text:p>
      <text:p text:style-name="P1"><text:s text:c="8"/>private final List&lt;Triangle&gt; triangles;</text:p>
      <text:p text:style-name="P1"><text:s text:c="5"/></text:p>
      <text:p text:style-name="P1"><text:s text:c="8"/>public PaintPanelWithoutSynchronized(int width, int height) {</text:p>
      <text:p text:style-name="P1"><text:s text:c="12"/>super(width, height);</text:p>
      <text:p text:style-name="P1"><text:s text:c="12"/>triangles = new ArrayList&lt;&gt;();</text:p>
      <text:p text:style-name="P1"><text:s text:c="8"/>}</text:p>
      <text:p text:style-name="P1"><text:s text:c="5"/></text:p>
      <text:p text:style-name="P1"><text:s text:c="8"/>@Override</text:p>
      <text:p text:style-name="P1"><text:s text:c="8"/>public void addTriangle(Triangle triangle) {</text:p>
      <text:p text:style-name="P1"><text:s text:c="12"/>triangles.add(triangle);</text:p>
      <text:p text:style-name="P1"><text:s text:c="12"/>SwingUtilities.invokeLater(this::repaint);</text:p>
      <text:p text:style-name="P1"><text:s text:c="8"/>}</text:p>
      <text:p text:style-name="P1"><text:s text:c="5"/></text:p>
      <text:p text:style-name="P1"><text:s text:c="8"/>@Override</text:p>
      <text:p text:style-name="P1"><text:s text:c="8"/>protected void paintComponent(Graphics g) {</text:p>
      <text:p text:style-name="P1"><text:s text:c="12"/>super.paintComponent(g);</text:p>
      <text:p text:style-name="P1"><text:s text:c="12"/>for (Triangle triangle : triangles) {</text:p>
      <text:p text:style-name="P1"><text:s text:c="16"/>triangle.draw(g);</text:p>
      <text:p text:style-name="P1"><text:s text:c="12"/>}</text:p>
      <text:p text:style-name="P1"><text:s text:c="8"/>}</text:p>
      <text:p text:style-name="P1"><text:s text:c="4"/>}</text:p>
      <text:p text:style-name="P1"/>
      <text:p text:style-name="P1"/>
      <text:p text:style-name="P1">Казалось бы, нет потоков - нет проблем - будет работать медленно, но зато стабильно. Не тут-то было. При работе иногда выскакивает ошибка:</text:p>
      <text:p text:style-name="P1"/>
      <text:p text:style-name="P1">[копировать] [скачать]</text:p>
      <text:p text:style-name="P1"/>
      <text:p text:style-name="P1"><text:s text:c="4"/>Exception in thread "AWT-EventQueue-0" java.util.ConcurrentModificationException</text:p>
      <text:p text:style-name="P1"><text:s text:c="8"/>at java.util.ArrayList$Itr.checkForComodification(ArrayList.java:901)</text:p>
      <text:p text:style-name="P1"><text:soft-page-break/><text:s text:c="8"/>at java.util.ArrayList$Itr.next(ArrayList.java:851)</text:p>
      <text:p text:style-name="P1"><text:s text:c="8"/>at concurrency.synchronization.PaintPanelWithoutSynchronized.paintComponent(PaintPanelWithoutSynchronized.java:27)</text:p>
      <text:p text:style-name="P1"/>
      <text:p text:style-name="P1"/>
      <text:p text:style-name="P1">Ошибка ConcurrentModificationException появляется в том случае, когда предпринимается попытка доступа к списку из разных потоков.</text:p>
      <text:p text:style-name="P1">Но погодите-ка, мы ведь не создавали потоков? Мы - нет, а вот для отрисовки интерфейса служит другой поток.</text:p>
      <text:p text:style-name="P1"/>
      <text:p text:style-name="P1"><text:s text:c="4"/>addTriangle: main thread</text:p>
      <text:p text:style-name="P1"><text:s text:c="4"/>paintComponent: AWT-EventQueue-0 thread</text:p>
      <text:p text:style-name="P1"/>
      <text:p text:style-name="P1"/>
      <text:p text:style-name="P1">Так что, как ни крути, а доступ к списку нужно обернуть в блок синхронизации:</text:p>
      <text:p text:style-name="P1">[копировать] [скачать]</text:p>
      <text:p text:style-name="P1"/>
      <text:p text:style-name="P1"><text:s text:c="4"/>public class PaintPanelWithSynchronized extends PaintPanel {</text:p>
      <text:p text:style-name="P1"><text:s text:c="5"/></text:p>
      <text:p text:style-name="P1"><text:s text:c="8"/>private final List&lt;Triangle&gt; triangles;</text:p>
      <text:p text:style-name="P1"><text:s text:c="5"/></text:p>
      <text:p text:style-name="P1"><text:s text:c="8"/>public PaintPanelWithSynchronized(int width, int height) {</text:p>
      <text:p text:style-name="P1"><text:s text:c="12"/>super(width, height);</text:p>
      <text:p text:style-name="P1"><text:s text:c="12"/>triangles = new ArrayList&lt;&gt;();</text:p>
      <text:p text:style-name="P1"><text:s text:c="8"/>}</text:p>
      <text:p text:style-name="P1"><text:s text:c="5"/></text:p>
      <text:p text:style-name="P1"><text:s text:c="8"/>@Override</text:p>
      <text:p text:style-name="P1"><text:s text:c="8"/>public void addTriangle(Triangle triangle) {</text:p>
      <text:p text:style-name="P1"><text:s text:c="12"/>synchronized (triangles) {</text:p>
      <text:p text:style-name="P1"><text:s text:c="16"/>triangles.add(triangle);</text:p>
      <text:p text:style-name="P1"><text:s text:c="12"/>}</text:p>
      <text:p text:style-name="P1"><text:s text:c="12"/>SwingUtilities.invokeLater(this::repaint);</text:p>
      <text:p text:style-name="P1"><text:s text:c="8"/>}</text:p>
      <text:p text:style-name="P1"><text:s text:c="5"/></text:p>
      <text:p text:style-name="P1"><text:s text:c="8"/>@Override</text:p>
      <text:p text:style-name="P1"><text:s text:c="8"/>protected void paintComponent(Graphics g) {</text:p>
      <text:p text:style-name="P1"><text:s text:c="12"/>super.paintComponent(g);</text:p>
      <text:p text:style-name="P1"><text:s text:c="12"/>synchronized (triangles) {</text:p>
      <text:p text:style-name="P1"><text:s text:c="16"/>for (Triangle triangle : triangles) {</text:p>
      <text:p text:style-name="P1"><text:s text:c="20"/>triangle.draw(g);</text:p>
      <text:p text:style-name="P1"><text:s text:c="16"/>}</text:p>
      <text:p text:style-name="P1"><text:s text:c="12"/>}</text:p>
      <text:p text:style-name="P1"><text:s text:c="8"/>}</text:p>
      <text:p text:style-name="P1"><text:s text:c="4"/>}</text:p>
      <text:p text:style-name="P1"/>
      <text:p text:style-name="P1"/>
      <text:p text:style-name="P1">Теперь ошибок нет, но обработка 20 файлов занимает порядка пяти минут. Причём, первые файлы читаются быстро, а потом работа замедляется. Попробуйте понять, почему так происходит.</text:p>
      <text:p text:style-name="P1"/>
      <text:p text:style-name="P1"/>
      <text:p text:style-name="P1"><text:soft-page-break/>▌ Вариант 2. Один файл - один поток</text:p>
      <text:p text:style-name="P1"/>
      <text:p text:style-name="P1">Имея 20 потоков логично предположить, что работа пройдёт в 20 раз быстрее. Так бы оно и было, имей наш процессор хотя бы 20 ядер. В противном случае мы лишь создадим дополнительную нагрузку и все наши данные могут отрисовываться не очень плавно.</text:p>
      <text:p text:style-name="P1">[копировать] [скачать]</text:p>
      <text:p text:style-name="P1"/>
      <text:p text:style-name="P1"><text:s text:c="4"/>List&lt;Thread&gt; threads = new ArrayList&lt;&gt;(files.length);</text:p>
      <text:p text:style-name="P1"><text:s text:c="4"/>for (File file : files) {</text:p>
      <text:p text:style-name="P1"><text:s text:c="8"/>Thread thread = new Thread(() -&gt; processFile(file));</text:p>
      <text:p text:style-name="P1"><text:s text:c="8"/>threads.add(thread);</text:p>
      <text:p text:style-name="P1"><text:s text:c="8"/>thread.start();</text:p>
      <text:p text:style-name="P1"><text:s text:c="4"/>}</text:p>
      <text:p text:style-name="P1"><text:s text:c="4"/>try {</text:p>
      <text:p text:style-name="P1"><text:s text:c="8"/>for (Thread thread : threads) {</text:p>
      <text:p text:style-name="P1"><text:s text:c="12"/>thread.join();</text:p>
      <text:p text:style-name="P1"><text:s text:c="8"/>}</text:p>
      <text:p text:style-name="P1"><text:s text:c="4"/>} catch (InterruptedException e) {</text:p>
      <text:p text:style-name="P1"><text:s text:c="8"/>Thread.currentThread().interrupt();</text:p>
      <text:p text:style-name="P1"><text:s text:c="4"/>}</text:p>
      <text:p text:style-name="P1"/>
      <text:p text:style-name="P1"/>
      <text:p text:style-name="P1">Тем не менее, время работы теперь: 40 секунд. Это долго. Та же проблема, что замедляла работу в первом варианте, замедляет всё и сейчас. Должен быть способ избавиться от synchronized блоков и такой способ есть.</text:p>
      <text:p text:style-name="P1"/>
      <text:p text:style-name="P1"/>
      <text:p text:style-name="P1">▌ Вариант 3. Использование синхронизированного списка</text:p>
      <text:p text:style-name="P1"/>
      <text:p text:style-name="P1">Для того, чтобы сделать из обычного списка синхронизированный, вызываем метод</text:p>
      <text:p text:style-name="P1"/>
      <text:p text:style-name="P1"><text:s text:c="4"/>Collections.synchronizedList(list)</text:p>
      <text:p text:style-name="P1"/>
      <text:p text:style-name="P1"/>
      <text:p text:style-name="P1">Теперь мы получим список, у которого все методы будут synchronized. Но, к сожалению, итератор, который используется в foreach таким образом не получится синхронизировать и нам придётся либо оборачивать его в synchronized блок, либо отказаться от него в пользу простого перебора элементов в цикле for.</text:p>
      <text:p text:style-name="P1">[копировать] [скачать]</text:p>
      <text:p text:style-name="P1"/>
      <text:p text:style-name="P1"><text:s text:c="4"/>public class PaintPanelSynchronizedList extends PaintPanel {</text:p>
      <text:p text:style-name="P1"><text:s text:c="5"/></text:p>
      <text:p text:style-name="P1"><text:s text:c="8"/>private final List&lt;Triangle&gt; triangles;</text:p>
      <text:p text:style-name="P1"><text:s text:c="5"/></text:p>
      <text:p text:style-name="P1"><text:s text:c="8"/>public PaintPanelSynchronizedList(int width, int height) {</text:p>
      <text:p text:style-name="P1"><text:s text:c="12"/>super(width, height);</text:p>
      <text:p text:style-name="P1"><text:s text:c="12"/>triangles = Collections.synchronizedList(new ArrayList&lt;&gt;());</text:p>
      <text:p text:style-name="P1"><text:s text:c="8"/>}</text:p>
      <text:p text:style-name="P1"><text:s text:c="5"/></text:p>
      <text:p text:style-name="P1"><text:s text:c="8"/>@Override</text:p>
      <text:p text:style-name="P1"><text:s text:c="8"/>public void addTriangle(Triangle triangle) {</text:p>
      <text:p text:style-name="P1"><text:s text:c="12"/>triangles.add(triangle);</text:p>
      <text:p text:style-name="P1"><text:soft-page-break/><text:s text:c="12"/>SwingUtilities.invokeLater(this::repaint);</text:p>
      <text:p text:style-name="P1"><text:s text:c="8"/>}</text:p>
      <text:p text:style-name="P1"><text:s text:c="5"/></text:p>
      <text:p text:style-name="P1"><text:s text:c="8"/>@Override</text:p>
      <text:p text:style-name="P1"><text:s text:c="8"/>protected void paintComponent(Graphics g) {</text:p>
      <text:p text:style-name="P1"><text:s text:c="12"/>super.paintComponent(g);</text:p>
      <text:p text:style-name="P1"><text:s text:c="12"/>for (int i = 0; i &lt; triangles.size(); i++) {</text:p>
      <text:p text:style-name="P1"><text:s text:c="16"/>triangles.get(i).draw(g);</text:p>
      <text:p text:style-name="P1"><text:s text:c="12"/>}</text:p>
      <text:p text:style-name="P1"><text:s text:c="8"/>}</text:p>
      <text:p text:style-name="P1"><text:s text:c="4"/>}</text:p>
      <text:p text:style-name="P1"/>
      <text:p text:style-name="P1"/>
      <text:p text:style-name="P1">Время работы теперь чуть менее 4 секунд!</text:p>
      <text:p text:style-name="P1"/>
      <text:p text:style-name="P1"/>
      <text:p text:style-name="P1">▌ Вариант 4. Ограничение количества потоков</text:p>
      <text:p text:style-name="P1"/>
      <text:p text:style-name="P1">Мы можем ограничить количество потоков, создав пул:</text:p>
      <text:p text:style-name="P1"/>
      <text:p text:style-name="P1"><text:s text:c="4"/>ExecutorService es = Executors.newFixedThreadPool(maxThreads);</text:p>
      <text:p text:style-name="P1"/>
      <text:p text:style-name="P1"/>
      <text:p text:style-name="P1">Теперь можно создать хоть сотню потоков, выполняться в один момент времени будут не более maxThreads потоков.</text:p>
      <text:p text:style-name="P1"/>
      <text:p text:style-name="P1">Для добавления в пул существует метод execute(Runnable r). Пул потоков нужно завершать методом shutdown или shutdownNow. Метод awaitTermination(long timeout, TimeUnit unit) ждёт завершения потоков либо указанное в параметрах время, если к этому моменту есть работающие задачи.</text:p>
      <text:p text:style-name="P1">Подробнее об Executor и ExecutorService я постараюсь рассказать в следующей статье.</text:p>
      <text:p text:style-name="P1"/>
      <text:p text:style-name="P1">Ограничим пул пятью потоками</text:p>
      <text:p text:style-name="P1">[копировать] [скачать]</text:p>
      <text:p text:style-name="P1"/>
      <text:p text:style-name="P1"><text:s text:c="4"/>ExecutorService es = Executors.newFixedThreadPool(5);</text:p>
      <text:p text:style-name="P1"><text:s text:c="4"/>for (File file : files) {</text:p>
      <text:p text:style-name="P1"><text:s text:c="8"/>es.execute( () -&gt; processFile(file) );</text:p>
      <text:p text:style-name="P1"><text:s text:c="4"/>}</text:p>
      <text:p text:style-name="P1"><text:s text:c="4"/>es.shutdown();</text:p>
      <text:p text:style-name="P1"><text:s text:c="4"/>try {</text:p>
      <text:p text:style-name="P1"><text:s text:c="8"/>es.awaitTermination(2, TimeUnit.MINUTES);</text:p>
      <text:p text:style-name="P1"><text:s text:c="4"/>} catch (InterruptedException e) {</text:p>
      <text:p text:style-name="P1"><text:s text:c="8"/>Thread.currentThread().interrupt();</text:p>
      <text:p text:style-name="P1"><text:s text:c="4"/>}</text:p>
      <text:p text:style-name="P1"/>
      <text:p text:style-name="P1"/>
      <text:p text:style-name="P1">Теперь время исполнения увеличилось до 11 секунд, но зато отрисовка проходит плавнее и мы можем быть уверены, что будь у нас сотня файлов, система не получит большую нагрузку.</text:p>
      <text:p text:style-name="P1"/>
      <text:p text:style-name="P1"><text:soft-page-break/>Лучшей практикой, является ограничение пула потоков по количеству процессоров в системе:</text:p>
      <text:p text:style-name="P1"/>
      <text:p text:style-name="P1"><text:s text:c="4"/>Executors.newFixedThreadPool( Runtime.getRuntime().availableProcessors() );</text:p>
      <text:p text:style-name="P1"/>
      <text:p text:style-name="P1"/>
      <text:p text:style-name="P1">▌ Вариант 5. java.util.concurrent</text:p>
      <text:p text:style-name="P1"/>
      <text:p text:style-name="P1">И снова я забегу вперёд и возьму что-нибудь из пакета java.util.concurrent. В этом пакете есть класс CopyOnWriteArrayList. Он настолько суров, что блоки синхронизации ему не нужны и можно беспрепятственно перебирать элементы в foreach.</text:p>
      <text:p text:style-name="P1">[копировать] [скачать]</text:p>
      <text:p text:style-name="P1"/>
      <text:p text:style-name="P1"><text:s text:c="4"/>import java.util.concurrent.CopyOnWriteArrayList;</text:p>
      <text:p text:style-name="P1"><text:s text:c="5"/></text:p>
      <text:p text:style-name="P1"><text:s text:c="4"/>public class PaintPanelCopyOnWriteArrayList extends PaintPanel {</text:p>
      <text:p text:style-name="P1"><text:s text:c="5"/></text:p>
      <text:p text:style-name="P1"><text:s text:c="8"/>private final List&lt;Triangle&gt; triangles;</text:p>
      <text:p text:style-name="P1"><text:s text:c="5"/></text:p>
      <text:p text:style-name="P1"><text:s text:c="8"/>public PaintPanelCopyOnWriteArrayList(int width, int height) {</text:p>
      <text:p text:style-name="P1"><text:s text:c="12"/>super(width, height);</text:p>
      <text:p text:style-name="P1"><text:s text:c="12"/>triangles = new CopyOnWriteArrayList&lt;&gt;();</text:p>
      <text:p text:style-name="P1"><text:s text:c="8"/>}</text:p>
      <text:p text:style-name="P1"><text:s text:c="5"/></text:p>
      <text:p text:style-name="P1"><text:s text:c="8"/>@Override</text:p>
      <text:p text:style-name="P1"><text:s text:c="8"/>public void addTriangle(Triangle triangle) {</text:p>
      <text:p text:style-name="P1"><text:s text:c="12"/>triangles.add(triangle);</text:p>
      <text:p text:style-name="P1"><text:s text:c="12"/>SwingUtilities.invokeLater(this::repaint);</text:p>
      <text:p text:style-name="P1"><text:s text:c="8"/>}</text:p>
      <text:p text:style-name="P1"><text:s text:c="5"/></text:p>
      <text:p text:style-name="P1"><text:s text:c="8"/>@Override</text:p>
      <text:p text:style-name="P1"><text:s text:c="8"/>protected void paintComponent(Graphics g) {</text:p>
      <text:p text:style-name="P1"><text:s text:c="12"/>super.paintComponent(g);</text:p>
      <text:p text:style-name="P1"><text:s text:c="12"/>for (Triangle triangle : triangles) {</text:p>
      <text:p text:style-name="P1"><text:s text:c="16"/>triangle.draw(g);</text:p>
      <text:p text:style-name="P1"><text:s text:c="12"/>}</text:p>
      <text:p text:style-name="P1"><text:s text:c="8"/>}</text:p>
      <text:p text:style-name="P1"><text:s text:c="4"/>}</text:p>
      <text:p text:style-name="P1"/>
      <text:p text:style-name="P1"/>
      <text:p text:style-name="P1"/>
      <text:p text:style-name="P1">Особых изменений в скорости работы при нескольких потоках мы не получим, но если запустить всё в одном потоке, как в первом случае, то вместо пяти минут мы получим 55 секунд!</text:p>
      <text:p text:style-name="P1">[копировать] [скачать]</text:p>
      <text:p text:style-name="P1"/>
      <text:p text:style-name="P1"><text:s text:c="4"/>Process file 0.dat in main thread</text:p>
      <text:p text:style-name="P1"><text:s text:c="4"/>Process file 1.dat in main thread</text:p>
      <text:p text:style-name="P1"><text:s text:c="4"/>Process file 10.dat in main thread</text:p>
      <text:p text:style-name="P1"><text:s text:c="4"/>Process file 11.dat in main thread</text:p>
      <text:p text:style-name="P1"><text:s text:c="4"/>Process file 12.dat in main thread</text:p>
      <text:p text:style-name="P1"><text:s text:c="4"/>Process file 13.dat in main thread</text:p>
      <text:p text:style-name="P1"><text:soft-page-break/><text:s text:c="4"/>Process file 14.dat in main thread</text:p>
      <text:p text:style-name="P1"><text:s text:c="4"/>Process file 15.dat in main thread</text:p>
      <text:p text:style-name="P1"><text:s text:c="4"/>Process file 16.dat in main thread</text:p>
      <text:p text:style-name="P1"><text:s text:c="4"/>Process file 17.dat in main thread</text:p>
      <text:p text:style-name="P1"><text:s text:c="4"/>Process file 18.dat in main thread</text:p>
      <text:p text:style-name="P1"><text:s text:c="4"/>Process file 19.dat in main thread</text:p>
      <text:p text:style-name="P1"><text:s text:c="4"/>Process file 2.dat in main thread</text:p>
      <text:p text:style-name="P1"><text:s text:c="4"/>Process file 3.dat in main thread</text:p>
      <text:p text:style-name="P1"><text:s text:c="4"/>Process file 4.dat in main thread</text:p>
      <text:p text:style-name="P1"><text:s text:c="4"/>Process file 5.dat in main thread</text:p>
      <text:p text:style-name="P1"><text:s text:c="4"/>Process file 6.dat in main thread</text:p>
      <text:p text:style-name="P1"><text:s text:c="4"/>Process file 7.dat in main thread</text:p>
      <text:p text:style-name="P1"><text:s text:c="4"/>Process file 8.dat in main thread</text:p>
      <text:p text:style-name="P1"><text:s text:c="4"/>Process file 9.dat in main thread</text:p>
      <text:p text:style-name="P1"><text:s text:c="5"/></text:p>
      <text:p text:style-name="P1"><text:s text:c="4"/>Elapsed time: 54942 ms</text:p>
      <text:p text:style-name="P1"/>
      <text:p text:style-name="P1"/>
      <text:p text:style-name="P1">Как можно понять из названия, его магия в том, что на каждую операцию добавления в список, создаётся новый массив. Это не очень хорошо в плане памяти, зато потокобезопасно. Подробнее разберёмся в следующей статье.</text:p>
      <text:p text:style-name="P1"/>
      <text:p text:style-name="P1">Наглядная работа всех вариантов представлена в этой анимации:</text:p>
      <text:p text:style-name="P1">threads.gif</text:p>
      <text:p text:style-name="P1">Версия побольше</text:p>
      <text:p text:style-name="P1"/>
      <text:p text:style-name="P1"/>
      <text:p text:style-name="P1">Выводы</text:p>
      <text:p text:style-name="P1"><text:s text:c="2"/>* Для работы с потоками в Java есть класс Thread.</text:p>
      <text:p text:style-name="P1"><text:s text:c="2"/>* Поток можно создать расширив класс Thread или передав класс, реализовывающий интерфейс Runnable в конструктор класса Thread.</text:p>
      <text:p text:style-name="P1"><text:s text:c="2"/>* Остановить поток в Java стандартными средствами нельзя.</text:p>
      <text:p text:style-name="P1"><text:s text:c="2"/>* Для остановки потоков можно воспользоваться встроенным механизмом interrupt()/interrupted()</text:p>
      <text:p text:style-name="P1"><text:s text:c="2"/>* При выходе из программы, JVM ожидает завершения всех потоков, кроме потоков-демонов.</text:p>
      <text:p text:style-name="P1"><text:s text:c="2"/>* Потокам можно задавать имена в конструкторе или с помощью метода setName.</text:p>
      <text:p text:style-name="P1"><text:s text:c="2"/>* Thread.sleep(100) приостановит текущий поток на 100 миллисекунд.</text:p>
      <text:p text:style-name="P1"><text:s text:c="2"/>* thread.join() ждёт завершения потока.</text:p>
      <text:p text:style-name="P1"><text:s text:c="2"/>* Необходимо синхронизировать работу потоков над общими ресурсами при помощи блоков синхронизации.</text:p>
      <text:p text:style-name="P1"><text:s text:c="2"/>* synchronized метод и synchronized блок порождают разный байт-код на с точки зрения исполнения кода JVM это одно и то же.</text:p>
      <text:p text:style-name="P1"><text:s text:c="2"/>* Ключевое слово volatile обеспечивает видимость и атомарность при чтении и записи полей для всех потоков.</text:p>
      <text:p text:style-name="P1"><text:s text:c="2"/>* В пакете java.util.concurrent есть множество полезных классов для работы с многопоточностью.</text:p>
      <text:p text:style-name="P1"><text:s text:c="2"/>* synchronized блоки нужно расставлять с умом, иначе получим потерю производительности.</text:p>
      <text:p text:style-name="P1"><text:s text:c="2"/>* ArrayList потокоНЕбезопасен. Для создания потокобезопасной копии, есть метод Collections.synchronizedList.</text:p>
      <text:p text:style-name="P1"><text:s text:c="2"/>* Для ограничения количества потоков существуют пулы потоков.</text:p>
      <text:p text:style-name="P1"><text:soft-page-break/><text:s text:c="2"/>* Executors.newFixedThreadPool( Runtime.getRuntime().availableProcessors() ) создаст пул потоков с числом ядер процессора, что является эффективным решением.</text:p>
      <text:p text:style-name="P1"><text:s text:c="2"/>* Даже если вы не создаёте потоков, это не значит, что их нет в программ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8T17:43:47.620311716</meta:creation-date>
    <dc:date>2021-10-28T17:45:06.588698933</dc:date>
    <meta:editing-duration>PT1M19S</meta:editing-duration>
    <meta:editing-cycles>2</meta:editing-cycles>
    <meta:generator>LibreOffice/5.1.2.2$Linux_X86_64 LibreOffice_project/10m0$Build-2</meta:generator>
    <meta:document-statistic meta:table-count="0" meta:image-count="0" meta:object-count="0" meta:page-count="21" meta:paragraph-count="736" meta:word-count="3847" meta:character-count="32782" meta:non-whitespace-character-count="25142"/>
  </office:meta>
</office:document-meta>
</file>